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nários para os serviços de Infra-Estrutura como serviço (IaaS) no Brasil</text:p>
      <text:p text:style-name="Standard"/>
      <text:p text:style-name="Standard">Custo construção</text:p>
      <text:p text:style-name="Standard">Custo manutenção</text:p>
      <text:p text:style-name="Standard">http://www.wsj.com/articles/SB10001424052702304868404579194290325348688'</text:p>
      <text:p text:style-name="Standard"/>
      <text:p text:style-name="Standard">Fatores importantes na decisão de localização de Data Center.</text:p>
      <text:p text:style-name="Standard">Marco Civil</text:p>
      <text:p text:style-name="Standard">Espionagem</text:p>
      <text:p text:style-name="Standard">Localização de dados</text:p>
      <text:p text:style-name="Standard">Vigilância</text:p>
      <text:p text:style-name="Standard"/>
      <text:p text:style-name="Standard">Cenários para o futuro dos prédios de Data Center</text:p>
      <text:p text:style-name="Standard">Matriz</text:p>
      <text:p text:style-name="Standard">Tamanho do prédio ()</text:p>
      <text:p text:style-name="Standard">Centralizado, espalhado ()</text:p>
      <text:p text:style-name="Standard"/>
      <text:p text:style-name="Standard"/>
      <text:p text:style-name="P1">Macro cenários para infra-estrutura brasileira de Tecnologia da Informação, matriz de crescimento alto ou altíssimo.</text:p>
      <text:p text:style-name="Standard"/>
      <text:p text:style-name="Standard">De acordo com a metodologia de cenários, pode-se antever cenários possíveis para o futuro, variando-se a técnica e ajustando parâmetros derivados para se elaborar provavelmente uma matriz. </text:p>
      <text:p text:style-name="Standard"/>
      <text:p text:style-name="Standard">Para tanto, de acordo com, a melhor prática é usar nomes para os cenários.</text:p>
      <text:p text:style-name="Standard"/>
      <text:p text:style-name="Standard">Matriz</text:p>
      <text:p text:style-name="Standard">Crescimento do setor (Alto x Altíssimo)</text:p>
      <text:p text:style-name="Standard">Localização do Data Center (Brasil x Estados Unidos ou outro)</text:p>
      <text:p text:style-name="Standard"/>
      <text:p text:style-name="Standard">Investimento</text:p>
      <text:p text:style-name="Standard">Estabilidade (</text:p>
      <text:p text:style-name="Standard"/>
      <text:p text:style-name="Standard">Referências Bibliográficas</text:p>
      <text:p text:style-name="Text_20_body">SCHOEMAKER, Paul J. H. Scenario Planning: A Tool for Strategic Thinking. Sloan Management Review, Winter 1995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5-07-16T06:35:24</meta:creation-date>
    <dc:date>2015-07-16T08:12:29</dc:date>
    <dc:creator>Francisco </dc:creator>
    <meta:editing-duration>PT01H21M54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143" meta:character-count="1037"/>
  </office:meta>
</office:document-meta>
</file>